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94c41" officeooo:paragraph-rsid="002af0d5" style:font-weight-asian="bold" style:font-weight-complex="bold"/>
    </style:style>
    <style:style style:name="P2" style:family="paragraph" style:parent-style-name="Standard">
      <style:text-properties fo:language="en" fo:country="US" officeooo:rsid="00194c41" officeooo:paragraph-rsid="002af0d5"/>
    </style:style>
    <style:style style:name="P3" style:family="paragraph" style:parent-style-name="Standard">
      <style:text-properties fo:language="en" fo:country="US" officeooo:rsid="002c0cb7" officeooo:paragraph-rsid="002af0d5"/>
    </style:style>
    <style:style style:name="P4" style:family="paragraph" style:parent-style-name="Standard">
      <style:text-properties fo:language="en" fo:country="US" fo:font-weight="normal" officeooo:rsid="002c0cb7" officeooo:paragraph-rsid="002af0d5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939d9" officeooo:paragraph-rsid="002af0d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2439cc" officeooo:paragraph-rsid="002af0d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US" fo:font-weight="bold" officeooo:rsid="002439cc" officeooo:paragraph-rsid="002c0cb7" style:font-size-asian="16pt" style:font-weight-asian="bold" style:font-size-complex="16pt" style:font-weight-complex="bold"/>
    </style:style>
    <style:style style:name="P8" style:family="paragraph" style:parent-style-name="Standard">
      <style:paragraph-properties fo:break-before="column"/>
      <style:text-properties fo:language="en" fo:country="US" officeooo:rsid="00194c41" officeooo:paragraph-rsid="002af0d5"/>
    </style:style>
    <style:style style:name="P9" style:family="paragraph" style:parent-style-name="Standard">
      <style:paragraph-properties fo:text-align="center" style:justify-single-word="false" fo:break-before="column"/>
      <style:text-properties fo:font-size="16pt" fo:language="en" fo:country="US" fo:font-weight="bold" officeooo:rsid="002439cc" officeooo:paragraph-rsid="002c0cb7" style:font-size-asian="16pt" style:font-weight-asian="bold" style:font-size-complex="16pt" style:font-weight-complex="bold"/>
    </style:style>
    <style:style style:name="P10" style:family="paragraph" style:parent-style-name="Standard">
      <style:text-properties fo:language="en" fo:country="US" fo:font-weight="bold" officeooo:rsid="00194c41" officeooo:paragraph-rsid="002af0d5" style:font-weight-asian="bold" style:font-weight-complex="bold"/>
    </style:style>
    <style:style style:name="T1" style:family="text">
      <style:text-properties officeooo:rsid="00275a3e"/>
    </style:style>
    <style:style style:name="T2" style:family="text">
      <style:text-properties officeooo:rsid="002a41c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emières conversions</text:p>
      <text:p text:style-name="P5"/>
      <text:p text:style-name="P5"/>
      <text:p text:style-name="P1">Convertir de binaire à décimal les nombres suivants<text:span text:style-name="T1"> :</text:span></text:p>
      <text:p text:style-name="P2"/>
      <text:section text:style-name="Sect1" text:name="Section1">
        <text:p text:style-name="P2">♦ 1010</text:p>
        <text:p text:style-name="P2">♦ 111</text:p>
        <text:p text:style-name="P8">♦ 1100 0101</text:p>
        <text:p text:style-name="P2">♦ 1111 1000</text:p>
      </text:section>
      <text:p text:style-name="P2"/>
      <text:p text:style-name="P1">Convertir d’hexadécimal à décimal les nombres suivants<text:span text:style-name="T1"> :</text:span></text:p>
      <text:p text:style-name="P2"/>
      <text:section text:style-name="Sect1" text:name="Section2">
        <text:p text:style-name="P2">♦ 26</text:p>
        <text:p text:style-name="P2">♦ A1</text:p>
        <text:p text:style-name="P8">♦ 7D</text:p>
        <text:p text:style-name="P2">♦ 2BC</text:p>
      </text:section>
      <text:p text:style-name="P2"/>
      <text:p text:style-name="P1">Convertir de décimal à binaire les nombres suivants<text:span text:style-name="T1"> :</text:span></text:p>
      <text:p text:style-name="P2"/>
      <text:section text:style-name="Sect1" text:name="Section3">
        <text:p text:style-name="P2">♦ 9</text:p>
        <text:p text:style-name="P2">♦ 12</text:p>
        <text:p text:style-name="P8">♦ 50</text:p>
        <text:p text:style-name="P2">♦ 1000</text:p>
      </text:section>
      <text:p text:style-name="P1"/>
      <text:p text:style-name="P1">Convertir de décimal à hexadécimal les nombres suivants<text:span text:style-name="T1"> :</text:span></text:p>
      <text:p text:style-name="P2"/>
      <text:section text:style-name="Sect1" text:name="Section4">
        <text:p text:style-name="P2">♦ 12</text:p>
        <text:p text:style-name="P2">♦ 30</text:p>
        <text:p text:style-name="P8">♦ 500</text:p>
        <text:p text:style-name="P2">♦ 10000</text:p>
      </text:section>
      <text:p text:style-name="P2"/>
      <text:p text:style-name="P1">Convertir de binaire à hexadécimal les nombres suivants<text:span text:style-name="T1"> :</text:span></text:p>
      <text:p text:style-name="P2"/>
      <text:section text:style-name="Sect1" text:name="Section5">
        <text:p text:style-name="P2">♦ 1010</text:p>
        <text:p text:style-name="P2">♦ 111</text:p>
        <text:p text:style-name="P8">♦ 1100 0101</text:p>
        <text:p text:style-name="P2">♦ 1111 1000</text:p>
      </text:section>
      <text:p text:style-name="P2"/>
      <text:p text:style-name="P1">Convertir de hexadécimal à binaire les nombres suivants<text:span text:style-name="T2"> :</text:span></text:p>
      <text:p text:style-name="P2"/>
      <text:section text:style-name="Sect1" text:name="Section7">
        <text:p text:style-name="P2">♦ 26</text:p>
        <text:p text:style-name="P2">♦ A1</text:p>
        <text:p text:style-name="P8">♦ B7D</text:p>
        <text:p text:style-name="P2">♦ A2BC</text:p>
      </text:section>
      <text:p text:style-name="P2"/>
      <text:p text:style-name="P3"/>
      <text:p text:style-name="P7"/>
      <text:p text:style-name="P9">Premières conversions</text:p>
      <text:p text:style-name="P5"/>
      <text:p text:style-name="P5"/>
      <text:p text:style-name="P1">Convertir de binaire à décimal les nombres suivants<text:span text:style-name="T1"> :</text:span></text:p>
      <text:p text:style-name="P2"/>
      <text:section text:style-name="Sect1" text:name="Section6">
        <text:p text:style-name="P2">♦ 1010</text:p>
        <text:p text:style-name="P2">♦ 111</text:p>
        <text:p text:style-name="P2">♦ 1100 0101</text:p>
        <text:p text:style-name="P2">♦ 1111 1000</text:p>
      </text:section>
      <text:p text:style-name="P2"/>
      <text:p text:style-name="P1">Convertir d’hexadécimal à décimal les nombres suivants<text:span text:style-name="T1"> :</text:span></text:p>
      <text:p text:style-name="P2"/>
      <text:section text:style-name="Sect1" text:name="Section8">
        <text:p text:style-name="P2">♦ 26</text:p>
        <text:p text:style-name="P2">♦ A1</text:p>
        <text:p text:style-name="P2">♦ 7D</text:p>
        <text:p text:style-name="P2">♦ 2BC</text:p>
      </text:section>
      <text:p text:style-name="P2"/>
      <text:p text:style-name="P1">Convertir de décimal à binaire les nombres suivants<text:span text:style-name="T1"> :</text:span></text:p>
      <text:p text:style-name="P2"/>
      <text:section text:style-name="Sect1" text:name="Section9">
        <text:p text:style-name="P2">♦ 9</text:p>
        <text:p text:style-name="P2">♦ 12</text:p>
        <text:p text:style-name="P2">♦ 50</text:p>
        <text:p text:style-name="P2">♦ 1000</text:p>
      </text:section>
      <text:p text:style-name="P1"/>
      <text:p text:style-name="P1">Convertir de décimal à hexadécimal les nombres suivants<text:span text:style-name="T1"> :</text:span></text:p>
      <text:p text:style-name="P2"/>
      <text:section text:style-name="Sect1" text:name="Section10">
        <text:p text:style-name="P2">♦ 12</text:p>
        <text:p text:style-name="P2">♦ 30</text:p>
        <text:p text:style-name="P2">♦ 500</text:p>
        <text:p text:style-name="P2">♦ 10000</text:p>
      </text:section>
      <text:p text:style-name="P2"/>
      <text:p text:style-name="P1">Convertir de binaire à hexadécimal les nombres suivants<text:span text:style-name="T1"> :</text:span></text:p>
      <text:p text:style-name="P2"/>
      <text:section text:style-name="Sect1" text:name="Section11">
        <text:p text:style-name="P2">♦ 1010</text:p>
        <text:p text:style-name="P2">♦ 111</text:p>
        <text:p text:style-name="P2">♦ 1100 0101</text:p>
        <text:p text:style-name="P2">♦ 1111 1000</text:p>
      </text:section>
      <text:p text:style-name="P2"/>
      <text:p text:style-name="P1">Convertir de hexadécimal à binaire les nombres suivants<text:span text:style-name="T2"> :</text:span></text:p>
      <text:p text:style-name="P2"/>
      <text:section text:style-name="Sect1" text:name="Section12">
        <text:p text:style-name="P2">♦ 26</text:p>
        <text:p text:style-name="P2">♦ A1</text:p>
        <text:p text:style-name="P2">♦ B7D</text:p>
        <text:p text:style-name="P2">♦ A2BC</text:p>
      </text:section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1T17:41:14.432000000</meta:creation-date>
    <dc:date>2024-10-31T09:00:43.665170216</dc:date>
    <meta:editing-duration>PT1H50M55S</meta:editing-duration>
    <meta:editing-cycles>24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62" meta:word-count="214" meta:character-count="986" meta:non-whitespace-character-count="834"/>
  </office:meta>
</office:document-meta>
</file>